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mageElementBridge.getSupportedFlavo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ElementBridge.PDFImageElementBrid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